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2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NbCPSA</text:p>
          </table:table-cell>
          <table:table-cell office:value-type="string">
            <text:p>128x128, 16x16</text:p>
          </table:table-cell>
          <table:table-cell office:value-type="string">
            <text:p>32x32, 8x8</text:p>
          </table:table-cell>
          <table:table-cell office:value-type="string">
            <text:p>128x128, 8x8</text:p>
          </table:table-cell>
          <table:table-cell office:value-type="string">
            <text:p>32x32, 4x4</text:p>
          </table:table-cell>
          <table:table-cell office:value-type="string">
            <text:p>256x256, 16x16</text:p>
          </table:table-cell>
          <table:table-cell table:number-columns-repeated="2"/>
          <table:table-cell>
            <draw:frame table:end-cell-address="Sheet1.O20" table:end-x="1.705cm" table:end-y="0.392cm" draw:z-index="0" draw:style-name="gr1" svg:width="12.63cm" svg:height="7.678cm" svg:x="0.366cm" svg:y="0.411cm">
              <draw:object draw:notify-on-update-of-ranges="Sheet1.B13:Sheet1.B13 Sheet1.B14:Sheet1.B20 Sheet1.C13:Sheet1.C13 Sheet1.C14:Sheet1.C20 Sheet1.D13:Sheet1.D13 Sheet1.D14:Sheet1.D20 Sheet1.E13:Sheet1.E13 Sheet1.E14:Sheet1.E20 Sheet1.F13:Sheet1.F13 Sheet1.F14:Sheet1.F20 Sheet1.G13:Sheet1.G13 Sheet1.G14:Sheet1.G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29">
            <text:p>529</text:p>
          </table:table-cell>
          <table:table-cell office:value-type="float" office:value="4096">
            <text:p>4096</text:p>
          </table:table-cell>
          <table:table-cell office:value-type="float" office:value="64">
            <text:p>64</text:p>
          </table:table-cell>
          <table:table-cell office:value-type="float" office:value="576">
            <text:p>576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578">
            <text:p>578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2500">
            <text:p>2500</text:p>
          </table:table-cell>
          <table:table-cell office:value-type="float" office:value="484">
            <text:p>484</text:p>
          </table:table-cell>
          <table:table-cell table:number-columns-repeated="2" office:value-type="float" office:value="196">
            <text:p>1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352">
            <text:p>1352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76">
            <text:p>576</text:p>
          </table:table-cell>
          <table:table-cell office:value-type="float" office:value="784">
            <text:p>784</text:p>
          </table:table-cell>
          <table:table-cell/>
          <table:table-cell office:value-type="float" office:value="256">
            <text:p>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>
            <text:p>64</text:p>
          </table:table-cell>
          <table:table-cell/>
          <table:table-cell office:value-type="float" office:value="1024">
            <text:p>1024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NbCPSA</text:p>
          </table:table-cell>
          <table:table-cell office:value-type="string">
            <text:p>128x128, 16x16</text:p>
          </table:table-cell>
          <table:table-cell office:value-type="string">
            <text:p>32x32, 8x8</text:p>
          </table:table-cell>
          <table:table-cell office:value-type="string">
            <text:p>128x128, 8x8</text:p>
          </table:table-cell>
          <table:table-cell office:value-type="string">
            <text:p>32x32, 4x4</text:p>
          </table:table-cell>
          <table:table-cell office:value-type="string">
            <text:p>256x256, 16x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4]/MAX([.C$4:.C$9])" office:value-type="float" office:value="0.918402777777778">
            <text:p>0,92</text:p>
          </table:table-cell>
          <table:table-cell table:formula="of:=[.D4]/MAX([.D$4:.D$9])" office:value-type="float" office:value="1">
            <text:p>1</text:p>
          </table:table-cell>
          <table:table-cell table:formula="of:=[.E4]/MAX([.E$4:.E$9])" office:value-type="float" office:value="0.132231404958678">
            <text:p>0,13</text:p>
          </table:table-cell>
          <table:table-cell table:formula="of:=[.F4]/MAX([.F$4:.F$9])" office:value-type="float" office:value="1">
            <text:p>1</text:p>
          </table:table-cell>
          <table:table-cell table:formula="of:=[.G4]/MAX([.G$4:.G$9])" office:value-type="float" office:value="0.326530612244898">
            <text:p>0,33</text:p>
          </table:table-cell>
          <table:table-cell table:style-name="ce1" office:value-type="float" office:value="1">
            <text:p>1</text:p>
          </table:table-cell>
          <table:table-cell table:formula="of:=AVERAGE([.C14:.G14])" office:value-type="float" office:value="0.675432958996271">
            <text:p>0,68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5]/MAX([.C$4:.C$9])" office:value-type="float" office:value="0.420138888888889">
            <text:p>0,42</text:p>
          </table:table-cell>
          <table:table-cell table:formula="of:=[.D5]/MAX([.D$4:.D$9])" office:value-type="float" office:value="0.14111328125">
            <text:p>0,14</text:p>
          </table:table-cell>
          <table:table-cell table:formula="of:=[.E5]/MAX([.E$4:.E$9])" office:value-type="float" office:value="0.0371900826446281">
            <text:p>0,04</text:p>
          </table:table-cell>
          <table:table-cell table:formula="of:=[.F5]/MAX([.F$4:.F$9])" office:value-type="float" office:value="0.222222222222222">
            <text:p>0,22</text:p>
          </table:table-cell>
          <table:table-cell table:formula="of:=[.G5]/MAX([.G$4:.G$9])" office:value-type="float" office:value="0.163265306122449">
            <text:p>0,16</text:p>
          </table:table-cell>
          <table:table-cell table:style-name="ce1" office:value-type="float" office:value="2">
            <text:p>2</text:p>
          </table:table-cell>
          <table:table-cell table:formula="of:=AVERAGE([.C15:.G15])" office:value-type="float" office:value="0.196785956225638">
            <text:p>0,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6]/MAX([.C$4:.C$9])" office:value-type="float" office:value="0.5625">
            <text:p>0,56</text:p>
          </table:table-cell>
          <table:table-cell table:formula="of:=[.D6]/MAX([.D$4:.D$9])" office:value-type="float" office:value="0.6103515625">
            <text:p>0,61</text:p>
          </table:table-cell>
          <table:table-cell table:formula="of:=[.E6]/MAX([.E$4:.E$9])" office:value-type="float" office:value="1">
            <text:p>1</text:p>
          </table:table-cell>
          <table:table-cell table:formula="of:=[.F6]/MAX([.F$4:.F$9])" office:value-type="float" office:value="0.340277777777778">
            <text:p>0,34</text:p>
          </table:table-cell>
          <table:table-cell table:formula="of:=[.G6]/MAX([.G$4:.G$9])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formula="of:=AVERAGE([.C16:.G16])" office:value-type="float" office:value="0.702625868055555">
            <text:p>0,7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7]/MAX([.C$4:.C$9])" office:value-type="float" office:value="0.888888888888889">
            <text:p>0,89</text:p>
          </table:table-cell>
          <table:table-cell table:formula="of:=[.D7]/MAX([.D$4:.D$9])" office:value-type="float" office:value="0.330078125">
            <text:p>0,33</text:p>
          </table:table-cell>
          <table:table-cell table:formula="of:=[.E7]/MAX([.E$4:.E$9])" office:value-type="float" office:value="0.148760330578512">
            <text:p>0,15</text:p>
          </table:table-cell>
          <table:table-cell table:formula="of:=[.F7]/MAX([.F$4:.F$9])" office:value-type="float" office:value="0.347222222222222">
            <text:p>0,35</text:p>
          </table:table-cell>
          <table:table-cell table:formula="of:=[.G7]/MAX([.G$4:.G$9])" office:value-type="float" office:value="0.36734693877551">
            <text:p>0,37</text:p>
          </table:table-cell>
          <table:table-cell table:style-name="ce1" office:value-type="float" office:value="8">
            <text:p>8</text:p>
          </table:table-cell>
          <table:table-cell table:formula="of:=AVERAGE([.C17:.G17])" office:value-type="float" office:value="0.416459301093027">
            <text:p>0,42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8]/MAX([.C$4:.C$9])" office:value-type="float" office:value="1">
            <text:p>1</text:p>
          </table:table-cell>
          <table:table-cell table:formula="of:=[.D8]/MAX([.D$4:.D$9])" office:value-type="float" office:value="0.19140625">
            <text:p>0,19</text:p>
          </table:table-cell>
          <table:table-cell/>
          <table:table-cell table:formula="of:=[.F8]/MAX([.F$4:.F$9])" office:value-type="float" office:value="0.444444444444444">
            <text:p>0,44</text:p>
          </table:table-cell>
          <table:table-cell/>
          <table:table-cell table:style-name="ce1" office:value-type="float" office:value="16">
            <text:p>16</text:p>
          </table:table-cell>
          <table:table-cell table:formula="of:=AVERAGE([.C18:.G18])" office:value-type="float" office:value="0.545283564814815">
            <text:p>0,55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9]/MAX([.C$4:.C$9])" office:value-type="float" office:value="0.888888888888889">
            <text:p>0,89</text:p>
          </table:table-cell>
          <table:table-cell table:formula="of:=[.D9]/MAX([.D$4:.D$9])" office:value-type="float" office:value="0.5">
            <text:p>0,5</text:p>
          </table:table-cell>
          <table:table-cell table:number-columns-repeated="3"/>
          <table:table-cell table:style-name="ce1" office:value-type="float" office:value="32">
            <text:p>32</text:p>
          </table:table-cell>
          <table:table-cell table:formula="of:=AVERAGE([.C19:.G19])" office:value-type="float" office:value="0.694444444444444">
            <text:p>0,69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/>
          <table:table-cell table:formula="of:=[.D10]/MAX([.D$4:.D$9])" office:value-type="float" office:value="0.25">
            <text:p>0,25</text:p>
          </table:table-cell>
          <table:table-cell table:number-columns-repeated="4"/>
          <table:table-cell table:formula="of:=AVERAGE([.C20:.G20])" office:value-type="float" office:value="0.25">
            <text:p>0,2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>
            <draw:frame table:end-cell-address="Sheet1.M37" table:end-x="1.326cm" table:end-y="0.307cm" draw:z-index="1" draw:style-name="gr1" svg:width="7.999cm" svg:height="6.998cm" svg:x="0.102cm" svg:y="0.083cm">
              <draw:object draw:notify-on-update-of-ranges="Sheet1.H14:Sheet1.H19 Sheet1.I14:Sheet1.I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5">05/02/2012</text:date>, <text:time>18:1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Beguier</meta:initial-creator>
    <meta:creation-date>2012-02-04T11:14:37.57</meta:creation-date>
    <dc:date>2012-02-05T18:15:41.46</dc:date>
    <dc:creator>Nicolas Beguier</dc:creator>
    <meta:editing-duration>PT00H31M00S</meta:editing-duration>
    <meta:editing-cycles>5</meta:editing-cycles>
    <meta:generator>OpenOffice.org/3.1$Win32 OpenOffice.org_project/310m19$Build-9420</meta:generator>
    <meta:document-statistic meta:table-count="3" meta:cell-count="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2.631cm" svg:height="7.679cm" chart:class="chart:line" chart:style-name="ch1">
        <chart:legend chart:legend-position="end" svg:x="9.665cm" svg:y="2.677cm" chart:style-name="ch2"/>
        <chart:plot-area chart:style-name="ch3" table:cell-range-address="Sheet1.B13:Sheet1.G20" chart:data-source-has-labels="both" svg:x="0.252cm" svg:y="0.153cm" svg:width="9.162cm" svg:height="7.22cm">
          <chart:axis chart:dimension="x" chart:name="primary-x" chart:style-name="ch4">
            <chart:categories table:cell-range-address="Sheet1.B14:Sheet1.B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4:Sheet1.C20" chart:label-cell-address="Sheet1.C13:Sheet1.C13" chart:class="chart:line">
            <chart:data-point chart:repeated="7"/>
          </chart:series>
          <chart:series chart:style-name="ch7" chart:values-cell-range-address="Sheet1.D14:Sheet1.D20" chart:label-cell-address="Sheet1.D13:Sheet1.D13" chart:class="chart:line">
            <chart:data-point chart:repeated="7"/>
          </chart:series>
          <chart:series chart:style-name="ch8" chart:values-cell-range-address="Sheet1.E14:Sheet1.E20" chart:label-cell-address="Sheet1.E13:Sheet1.E13" chart:class="chart:line">
            <chart:data-point chart:repeated="7"/>
          </chart:series>
          <chart:series chart:style-name="ch9" chart:values-cell-range-address="Sheet1.F14:Sheet1.F20" chart:label-cell-address="Sheet1.F13:Sheet1.F13" chart:class="chart:line">
            <chart:data-point chart:repeated="7"/>
          </chart:series>
          <chart:series chart:style-name="ch10" chart:values-cell-range-address="Sheet1.G14:Sheet1.G20" chart:label-cell-address="Sheet1.G13:Sheet1.G1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3:Sheet1.C13">128x128, 16x16</text:p>
              </table:table-cell>
              <table:table-cell office:value-type="string">
                <text:p text:id="Sheet1.D13:Sheet1.D13">32x32, 8x8</text:p>
              </table:table-cell>
              <table:table-cell office:value-type="string">
                <text:p text:id="Sheet1.E13:Sheet1.E13">128x128, 8x8</text:p>
              </table:table-cell>
              <table:table-cell office:value-type="string">
                <text:p text:id="Sheet1.F13:Sheet1.F13">32x32, 4x4</text:p>
              </table:table-cell>
              <table:table-cell office:value-type="string">
                <text:p text:id="Sheet1.G13:Sheet1.G13">256x256, 16x16</text:p>
              </table:table-cell>
            </table:table-row>
          </table:table-header-rows>
          <table:table-rows>
            <table:table-row>
              <table:table-cell office:value-type="string">
                <text:p text:id="Sheet1.B14:Sheet1.B20">1</text:p>
              </table:table-cell>
              <table:table-cell office:value-type="float" office:value="0.918402777777778">
                <text:p text:id="Sheet1.C14:Sheet1.C20">0.918402777777778</text:p>
              </table:table-cell>
              <table:table-cell office:value-type="float" office:value="1">
                <text:p text:id="Sheet1.D14:Sheet1.D20">1</text:p>
              </table:table-cell>
              <table:table-cell office:value-type="float" office:value="0.132231404958678">
                <text:p text:id="Sheet1.E14:Sheet1.E20">0.132231404958678</text:p>
              </table:table-cell>
              <table:table-cell office:value-type="float" office:value="1">
                <text:p text:id="Sheet1.F14:Sheet1.F20">1</text:p>
              </table:table-cell>
              <table:table-cell office:value-type="float" office:value="0.326530612244898">
                <text:p text:id="Sheet1.G14:Sheet1.G20">0.3265306122448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0.14111328125">
                <text:p>0.14111328125</text:p>
              </table:table-cell>
              <table:table-cell office:value-type="float" office:value="0.0371900826446281">
                <text:p>0.0371900826446281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163265306122449">
                <text:p>0.163265306122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625">
                <text:p>0.5625</text:p>
              </table:table-cell>
              <table:table-cell office:value-type="float" office:value="0.6103515625">
                <text:p>0.6103515625</text:p>
              </table:table-cell>
              <table:table-cell office:value-type="float" office:value="1">
                <text:p>1</text:p>
              </table:table-cell>
              <table:table-cell office:value-type="float" office:value="0.340277777777778">
                <text:p>0.340277777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330078125">
                <text:p>0.330078125</text:p>
              </table:table-cell>
              <table:table-cell office:value-type="float" office:value="0.148760330578512">
                <text:p>0.148760330578512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0.36734693877551">
                <text:p>0.36734693877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19140625">
                <text:p>0.19140625</text:p>
              </table:table-cell>
              <table:table-cell office:value-type="float" office:value="1.#NAN">
                <text:p>1.#NAN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6.999cm" chart:class="chart:line" chart:style-name="ch1">
        <chart:plot-area chart:style-name="ch2" table:cell-range-address="Sheet1.H14:Sheet1.I19" chart:data-source-has-labels="column" svg:x="0.16cm" svg:y="0.139cm" svg:width="7.68cm" svg:height="6.721cm">
          <chart:axis chart:dimension="x" chart:name="primary-x" chart:style-name="ch3">
            <chart:categories table:cell-range-address="Sheet1.H14:Sheet1.H1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I14:Sheet1.I19" chart:class="chart:line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Sheet1.H14:Sheet1.H19">1</text:p>
              </table:table-cell>
              <table:table-cell office:value-type="float" office:value="0.675432958996271">
                <text:p text:id="Sheet1.I14:Sheet1.I19">0.6754329589962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6785956225638">
                <text:p>0.1967859562256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2625868055555">
                <text:p>0.702625868055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6459301093027">
                <text:p>0.4164593010930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45283564814815">
                <text:p>0.545283564814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4444444444444">
                <text:p>0.694444444444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